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30000019BA8AEA4CF01501A14.png" manifest:media-type="image/png"/>
  <manifest:file-entry manifest:full-path="Pictures/1000000000000312000001995A06CCFD832C75BE.png" manifest:media-type="image/png"/>
  <manifest:file-entry manifest:full-path="Pictures/10000000000003CF00000237DE874CD165E6B9C0.png" manifest:media-type="image/png"/>
  <manifest:file-entry manifest:full-path="Pictures/1000000000000369000001E63C3E64FD3DC245C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2d82a" officeooo:paragraph-rsid="0002d82a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2d82a" officeooo:paragraph-rsid="000376d3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376d3" officeooo:paragraph-rsid="000376d3" style:font-size-asian="20pt" style:font-weight-asian="bold" style:font-size-complex="20pt" style:font-weight-complex="bold"/>
    </style:style>
    <style:style style:name="P4" style:family="paragraph" style:parent-style-name="Standard">
      <style:text-properties officeooo:paragraph-rsid="000376d3"/>
    </style:style>
    <style:style style:name="P5" style:family="paragraph" style:parent-style-name="Standard">
      <style:paragraph-properties fo:text-align="center" style:justify-single-word="false" fo:break-before="page"/>
      <style:text-properties fo:font-size="20pt" style:text-underline-style="solid" style:text-underline-width="auto" style:text-underline-color="font-color" fo:font-weight="bold" officeooo:rsid="0002d82a" officeooo:paragraph-rsid="000376d3" style:font-size-asian="20pt" style:font-weight-asian="bold" style:font-size-complex="20pt" style:font-weight-complex="bold"/>
    </style:style>
    <style:style style:name="P6" style:family="paragraph" style:parent-style-name="Standard">
      <style:text-properties officeooo:paragraph-rsid="000376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AINEL MBTemp</text:p>
      <text:p text:style-name="Standard"/>
      <text:p text:style-name="Standard"><draw:frame draw:style-name="fr1" draw:name="Image1" text:anchor-type="paragraph" svg:width="17cm" svg:height="9.463cm" draw:z-index="1"><draw:image xlink:href="Pictures/1000000000000369000001E63C3E64FD3DC245CB.png" xlink:type="simple" xlink:show="embed" xlink:actuate="onLoad"/></draw:frame></text:p>
      <text:p text:style-name="Standard"><draw:frame draw:style-name="fr2" draw:name="Image2" text:anchor-type="paragraph" svg:x="-0.295cm" svg:y="0cm" svg:width="18.93cm" svg:height="11.007cm" draw:z-index="0"><draw:image xlink:href="Pictures/10000000000003CF00000237DE874CD165E6B9C0.png" xlink:type="simple" xlink:show="embed" xlink:actuate="onLoad"/></draw:frame></text:p>
      <text:p text:style-name="P5">PAINEL MBTemp</text:p>
      <text:p text:style-name="P2"/>
      <text:p text:style-name="P3">v2</text:p>
      <text:p text:style-name="P4"/>
      <text:p text:style-name="P4"/>
      <text:p text:style-name="P4"><draw:frame draw:style-name="fr3" draw:name="Image3" text:anchor-type="paragraph" svg:width="10.299cm" svg:height="5.36cm" draw:z-index="2"><draw:image xlink:href="Pictures/1000000000000312000001995A06CCFD832C75B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4" text:anchor-type="paragraph" svg:width="10.299cm" svg:height="5.369cm" draw:z-index="3"><draw:image xlink:href="Pictures/10000000000003130000019BA8AEA4CF01501A1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6:58:25.428867410</meta:creation-date>
    <dc:date>2018-01-25T10:34:55.129348667</dc:date>
    <meta:editing-duration>PT12M1S</meta:editing-duration>
    <meta:editing-cycles>4</meta:editing-cycles>
    <meta:generator>LibreOffice/5.1.6.2$Linux_X86_64 LibreOffice_project/10m0$Build-2</meta:generator>
    <meta:document-statistic meta:table-count="0" meta:image-count="4" meta:object-count="0" meta:page-count="2" meta:paragraph-count="3" meta:word-count="5" meta:character-count="28" meta:non-whitespace-character-count="26"/>
  </office:meta>
</office:document-meta>
</file>